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Elvira N. Sol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November 9, 1892</text:p>
      <text:p text:style-name="P5">Month<text:tab/><text:tab/><text:tab/><text:tab/><text:tab/><text:tab/>Nov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1704 Master St./</text:p>
      <text:p text:style-name="P2">November 9, 1892/</text:p>
      <text:p text:style-name="P3">Dear Dr Morais,/</text:p>
      <text:p text:style-name="P3"><text:tab/>The date of the/ opening of the class in/ Jewish Liturgy has/ not been decided./ <text:s/>It will certainly be/ fixed at a time con-/venient to you./</text:p>
      <text:p text:style-name="P3">The executive Board/ will feel grateful to/ hear of your acceptance/ Truly yours,/ Elvira N. Solis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3:46:00.93</meta:creation-date>
    <meta:document-statistic meta:table-count="0" meta:image-count="0" meta:object-count="0" meta:page-count="2" meta:paragraph-count="65" meta:word-count="216" meta:character-count="1562"/>
    <dc:date>2011-12-07T13:48:39.03</dc:date>
    <dc:creator>Penn Libraries</dc:creator>
    <meta:editing-duration>PT00H02M38S</meta:editing-duration>
    <meta:editing-cycles>1</meta:editing-cycles>
    <meta:generator>OpenOffice.org/3.2$Win32 OpenOffice.org_project/320m12$Build-9483</meta:generator>
  </office:meta>
</office:document-meta>
</file>